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T7_4" style:family="text">
      <style:text-properties fo:font-style="italic" style:font-style-asian="italic" style:font-style-complex="italic" fo:language="none" fo:language-asian="none" fo:language-complex="none"/>
    </style:style>
    <style:style style:name="T7_5" style:family="text"/>
    <style:style style:name="T7_6" style:family="text">
      <style:text-properties fo:font-style="italic" style:font-style-asian="italic" style:font-style-complex="italic" fo:language="none" fo:language-asian="none" fo:language-complex="none"/>
    </style:style>
    <style:style style:name="T7_7" style:family="text"/>
    <style:style style:name="T7_8" style:family="text">
      <style:text-properties fo:font-style="italic" style:font-style-asian="italic" style:font-style-complex="italic" fo:language="none" fo:language-asian="none" fo:language-complex="none"/>
    </style:style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T11_4" style:family="text">
      <style:text-properties fo:font-style="italic" style:font-style-asian="italic" style:font-style-complex="italic" fo:language="none" fo:language-asian="none" fo:language-complex="none"/>
    </style:style>
    <style:style style:name="T11_5" style:family="text"/>
    <style:style style:name="T11_6" style:family="text">
      <style:text-properties fo:font-style="italic" style:font-style-asian="italic" style:font-style-complex="italic" fo:language="none" fo:language-asian="none" fo:language-complex="none"/>
    </style:style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T13_4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13_5" style:family="text">
      <style:text-properties fo:language="none" fo:language-asian="none" fo:language-complex="none" fo:font-weight="bold" style:font-weight-asian="bold" style:font-weight-complex="bold"/>
    </style:style>
    <style:style style:name="P14" style:family="paragraph" style:parent-style-name="Heading_20_3">
      <style:paragraph-properties fo:margin-top="0.496cm" fo:margin-bottom="0.496cm"/>
    </style:style>
    <style:style style:name="T1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5" style:family="paragraph" style:parent-style-name="Normal">
      <style:paragraph-properties fo:margin-top="0.423cm"/>
    </style:style>
    <style:style style:name="T15_1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T18_4" style:family="text">
      <style:text-properties fo:font-style="italic" style:font-style-asian="italic" style:font-style-complex="italic" fo:language="none" fo:language-asian="none" fo:language-complex="none"/>
    </style:style>
    <style:style style:name="T18_5" style:family="text"/>
    <style:style style:name="T18_6" style:family="text">
      <style:text-properties fo:font-style="italic" style:font-style-asian="italic" style:font-style-complex="italic" fo:language="none" fo:language-asian="none" fo:language-complex="none"/>
    </style:style>
    <style:style style:name="T18_7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P19" style:family="paragraph" style:parent-style-name="Heading_20_3">
      <style:paragraph-properties fo:margin-top="0.496cm" fo:margin-bottom="0.496cm"/>
    </style:style>
    <style:style style:name="T1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fo:font-style="italic" style:font-style-asian="italic" style:font-style-complex="italic" fo:language="none" fo:language-asian="none" fo:language-complex="none"/>
    </style:style>
    <style:style style:name="T20_3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>
      <style:text-properties fo:font-style="italic" style:font-style-asian="italic" style:font-style-complex="italic" fo:language="none" fo:language-asian="none" fo:language-complex="none"/>
    </style:style>
    <style:style style:name="T21_3" style:family="text"/>
    <style:style style:name="T21_4" style:family="text">
      <style:text-properties fo:font-style="italic" style:font-style-asian="italic" style:font-style-complex="italic" fo:language="none" fo:language-asian="none" fo:language-complex="none"/>
    </style:style>
    <style:style style:name="T21_5" style:family="text"/>
    <style:style style:name="P22" style:family="paragraph" style:parent-style-name="Heading_20_3">
      <style:paragraph-properties fo:margin-top="0.496cm" fo:margin-bottom="0.496cm"/>
    </style:style>
    <style:style style:name="T2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3" style:family="paragraph" style:parent-style-name="Normal">
      <style:paragraph-properties fo:margin-top="0.423cm"/>
    </style:style>
    <style:style style:name="T23_1" style:family="text"/>
    <style:style style:name="P24" style:family="paragraph" style:parent-style-name="Normal">
      <style:paragraph-properties fo:margin-top="0.423cm"/>
    </style:style>
    <style:style style:name="T24_1" style:family="text"/>
    <style:style style:name="T24_2" style:family="text">
      <style:text-properties fo:font-style="italic" style:font-style-asian="italic" style:font-style-complex="italic" fo:language="none" fo:language-asian="none" fo:language-complex="none"/>
    </style:style>
    <style:style style:name="T24_3" style:family="text"/>
    <style:style style:name="T24_4" style:family="text">
      <style:text-properties fo:font-style="italic" style:font-style-asian="italic" style:font-style-complex="italic" fo:language="none" fo:language-asian="none" fo:language-complex="none"/>
    </style:style>
    <style:style style:name="T24_5" style:family="text"/>
    <style:style style:name="P25" style:family="paragraph" style:parent-style-name="Normal">
      <style:paragraph-properties fo:margin-top="0.423cm"/>
    </style:style>
    <style:style style:name="T25_1" style:family="text"/>
    <style:style style:name="T25_2" style:family="text">
      <style:text-properties fo:font-style="italic" style:font-style-asian="italic" style:font-style-complex="italic" fo:language="none" fo:language-asian="none" fo:language-complex="none"/>
    </style:style>
    <style:style style:name="T25_3" style:family="text"/>
    <style:style style:name="T25_4" style:family="text">
      <style:text-properties fo:font-style="italic" style:font-style-asian="italic" style:font-style-complex="italic" fo:language="none" fo:language-asian="none" fo:language-complex="none"/>
    </style:style>
    <style:style style:name="T25_5" style:family="text"/>
    <style:style style:name="T25_6" style:family="text"/>
    <style:style style:name="T25_7" style:family="text">
      <style:text-properties fo:color="#0000ee" fo:language="none" fo:language-asian="none" fo:language-complex="none" style:text-underline-style="solid" style:text-underline-color="font-color"/>
    </style:style>
    <style:style style:name="T25_8" style:family="text"/>
    <style:style style:name="P26" style:family="paragraph" style:parent-style-name="Heading_20_2">
      <style:paragraph-properties fo:margin-top="0.527cm" fo:margin-bottom="0.527cm"/>
    </style:style>
    <style:style style:name="T2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 fo:margin-bottom="0.423cm"/>
    </style:style>
    <style:style style:name="T27_1" style:family="text"/>
  </office:automatic-styles>
  <office:body>
    <office:text>
      <text:h text:style-name="P1" text:outline-level="1"><text:span text:style-name="T1_1">Bitcoin<text:s/>Cryptography<text:s/>-<text:s/>Elliptic<text:s/>Curve<text:s/>Digital<text:s/>Signature<text:s/>Algorithm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12-26<text:s/>14:52:11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At<text:s/>the<text:s/>heart<text:s/>of<text:s/>Bitcoin,<text:s/>Ethereum,<text:s/>and<text:s/>all<text:s/></text:span><text:span text:style-name="T7_2">crypto</text:span><text:span text:style-name="T7_3">currencies<text:s/>lies<text:s/>the<text:s/>fascinating<text:s/>art<text:s/>of<text:s/></text:span><text:span text:style-name="T7_4">cryptography.</text:span><text:span text:style-name="T7_5"><text:s/>In<text:s/>a<text:s/>previous<text:s/>tutorial,<text:s/>we<text:s/>discussed<text:s/>the<text:s/>basics<text:s/>of<text:s/></text:span><text:span text:style-name="T7_6">hashing<text:s/>algorithms</text:span><text:span text:style-name="T7_7"><text:s/>-<text:s/>one<text:s/>way<text:s/>functions<text:s/>used<text:s/>in<text:s/>key<text:s/>parts<text:s/>of<text:s/>the<text:s/>Bitcoin<text:s/>system<text:s/>such<text:s/>as<text:s/>address<text:s/>generation<text:s/>and<text:s/>mining.<text:s/>Now,<text:s/>let's<text:s/>discuss<text:s/>another<text:s/>important<text:s/>type<text:s/>of<text:s/>cryptography<text:s/>used<text:s/>in<text:s/>cryptocurrency<text:s/>applications<text:s/>known<text:s/>as<text:s/></text:span><text:span text:style-name="T7_8">Elliptic<text:s/>Curve<text:s/>Digital<text:s/>Signature<text:s/>Algorithms.</text:span></text:p>
      <text:h text:style-name="P8" text:outline-level="2"><text:span text:style-name="T8_1">ECDSA<text:s/>-<text:s/>Bitcoin's<text:s/>"Signature"<text:s/>Crypto</text:span></text:h>
      <text:h text:style-name="P9" text:outline-level="3"><text:span text:style-name="T9_1">The<text:s/>Necessity<text:s/>of<text:s/>Public<text:s/>Key<text:s/>Cryptography</text:span></text:h>
      <text:p text:style-name="P10"><text:span text:style-name="T10_1">Bitcoin<text:s/>does<text:s/>not<text:s/>rely<text:s/>on<text:s/>trust<text:s/>for<text:s/>transactions,<text:s/>not<text:s/>at<text:s/>all.<text:s/>Users<text:s/>can<text:s/>send<text:s/>funds<text:s/>to<text:s/>anyone,<text:s/>anywhere<text:s/>without<text:s/>having<text:s/>to<text:s/>go<text:s/>through<text:s/>a<text:s/>trusted<text:s/>intermediary<text:s/>like<text:s/>a<text:s/>bank<text:s/>or<text:s/>government<text:s/>payment<text:s/>processor.<text:s/>So<text:s/>how<text:s/>can<text:s/>we<text:s/></text:span><text:span text:style-name="T10_2">prove</text:span><text:span text:style-name="T10_3"><text:s/>that<text:s/>a<text:s/>user<text:s/>actually<text:s/>has<text:s/>money<text:s/>they<text:s/>are<text:s/>trying<text:s/>to<text:s/>send<text:s/>and<text:s/>prevent<text:s/>fraud?<text:s/>This<text:s/>is<text:s/>done<text:s/>through<text:s/>the<text:s/>beautiful<text:s/>science<text:s/>of<text:s/>elliptic<text:s/>curve<text:s/>cryptography,<text:s/>a<text:s/>subset<text:s/>of<text:s/>what<text:s/>is<text:s/>known<text:s/>as<text:s/>public<text:s/>key<text:s/>cryptography<text:s/>or<text:s/>(tangentially)<text:s/>asymmetric<text:s/>encryption.</text:span></text:p>
      <text:p text:style-name="P11"><text:span text:style-name="T11_1">Public<text:s/>key<text:s/>cryptography<text:s/>uses<text:s/>mathematics<text:s/>to<text:s/>prove<text:s/>ownership<text:s/>of<text:s/>a<text:s/>specified<text:s/></text:span><text:span text:style-name="T11_2">public<text:s/>key</text:span><text:span text:style-name="T11_3"><text:s/>without<text:s/>ever<text:s/>revealing<text:s/>the<text:s/>secret<text:s/></text:span><text:span text:style-name="T11_4">private<text:s/>key</text:span><text:span text:style-name="T11_5">.<text:s/>This<text:s/>is<text:s/>done<text:s/>through<text:s/>what<text:s/>is<text:s/>called<text:s/>a<text:s/></text:span><text:span text:style-name="T11_6">digital<text:s/>signature.</text:span></text:p>
      <text:p text:style-name="P12"><text:span text:style-name="T12_1">Let's<text:s/>say<text:s/>you<text:s/>want<text:s/>to<text:s/>share<text:s/>a<text:s/>very<text:s/>important<text:s/>message<text:s/>with<text:s/>the<text:s/>world<text:s/>-<text:s/>"I<text:s/>love<text:s/>Bitcoin".<text:s/>You<text:s/>want<text:s/>to<text:s/>share<text:s/>this<text:s/>far<text:s/>and<text:s/>wide,<text:s/>and<text:s/>you<text:s/>want<text:s/>to<text:s/>ensure<text:s/>that<text:s/>nobody<text:s/>can<text:s/>tamper<text:s/>with<text:s/>that<text:s/>message.<text:s/>It<text:s/>would<text:s/>stink<text:s/>if<text:s/>the<text:s/>message<text:s/>got<text:s/>intercepted<text:s/>by<text:s/>an<text:s/>attacker<text:s/>and<text:s/>changed<text:s/>to<text:s/>"I<text:s/>don't<text:s/>think<text:s/>Bitcoin<text:s/>is<text:s/>very<text:s/>good".<text:s/>So<text:s/>what<text:s/>you<text:s/>can<text:s/>do<text:s/>is<text:s/></text:span><text:span text:style-name="T12_2">digitally<text:s/>sign</text:span><text:span text:style-name="T12_3"><text:s/>that<text:s/>message<text:s/>using<text:s/>public<text:s/>key<text:s/>cryptography!<text:s/></text:span></text:p>
      <text:p text:style-name="P13"><text:span text:style-name="T13_1">You<text:s/>generate<text:s/>a<text:s/>private,<text:s/>public<text:s/>key<text:s/>pair<text:s/>and<text:s/>distribute<text:s/>your<text:s/>public<text:s/>key<text:s/>far<text:s/>and<text:s/>wide.<text:s/>This<text:s/>exercise<text:s/>assumes<text:s/>that<text:s/>everyone<text:s/>has<text:s/>your<text:s/>legitimate<text:s/>public<text:s/>key<text:s/>and<text:s/>not<text:s/>an<text:s/>imposter<text:s/>(key<text:s/>agreement<text:s/>is<text:s/>a<text:s/>whole<text:s/>other<text:s/>topic<text:s/>beyond<text:s/>the<text:s/>scope<text:s/>of<text:s/>this<text:s/>tutorial).<text:s/>You<text:s/>use<text:s/>your<text:s/>private<text:s/>key<text:s/>to<text:s/></text:span><text:span text:style-name="T13_2">sign<text:s/></text:span><text:span text:style-name="T13_3">the<text:s/>message.<text:s/>By<text:s/>providing<text:s/>the<text:s/>message<text:s/>"I<text:s/>love<text:s/>Bitcoin",<text:s/>and<text:s/>your<text:s/>digital<text:s/>signature,<text:s/>they<text:s/>can<text:s/>use<text:s/>mathematics<text:s/>to<text:s/>prove<text:s/>that<text:s/>you<text:s/>are<text:s/>in<text:s/>fact<text:s/>the<text:s/>rightful<text:s/>owner<text:s/>of<text:s/>the<text:s/>private<text:s/>key<text:s/>that<text:s/>signed<text:s/>the<text:s/>message<text:s/></text:span><text:span text:style-name="T13_4">without<text:s/>ever<text:s/>knowing<text:s/>the<text:s/>private<text:s/>key</text:span><text:span text:style-name="T13_5">.<text:s/></text:span></text:p>
      <text:h text:style-name="P14" text:outline-level="3"><text:span text:style-name="T14_1">Public<text:s/>Key<text:s/>Cryptography<text:s/>and<text:s/>Bitcoin</text:span></text:h>
      <text:p text:style-name="P15"><text:span text:style-name="T15_1">This<text:s/>digital<text:s/>signature<text:s/>example<text:s/>is<text:s/>neat,<text:s/>but<text:s/>how<text:s/>does<text:s/>this<text:s/>all<text:s/>fit<text:s/>in<text:s/>with<text:s/>cryptocurrencies?<text:s/>Bitcoin<text:s/>uses<text:s/>this<text:s/>exact<text:s/>sort<text:s/>of<text:s/>digital<text:s/>signature<text:s/>algorithm<text:s/>with<text:s/>respect<text:s/>to<text:s/>addresses<text:s/>and<text:s/>transaction<text:s/>signing.</text:span></text:p>
      <text:p text:style-name="P16"><text:span text:style-name="T16_1">Every<text:s/>Bitcoin<text:s/>wallet<text:s/>is<text:s/>fundamentally<text:s/>a<text:s/></text:span><text:span text:style-name="T16_2">private<text:s/>key<text:s/>store</text:span><text:span text:style-name="T16_3">.<text:s/>Your<text:s/>wallet<text:s/>contains<text:s/>a<text:s/>bunch<text:s/>of<text:s/>private<text:s/>keys<text:s/>-<text:s/>in<text:s/>a<text:s/>modern<text:s/>wallet<text:s/>these<text:s/>are<text:s/>derived<text:s/>from<text:s/>the<text:s/>seed<text:s/>phrase<text:s/>generated<text:s/>on<text:s/>wallet<text:s/>creation,<text:s/>but<text:s/>used<text:s/>to<text:s/>be<text:s/>generated<text:s/>in<text:s/>an<text:s/>entirely<text:s/>random<text:s/>fashion<text:s/>and<text:s/>stored<text:s/>in<text:s/>a<text:s/>wallet<text:s/>data<text:s/>file.</text:span></text:p>
      <text:p text:style-name="P17"><text:span text:style-name="T17_1">These<text:s/>private<text:s/>keys<text:s/>are<text:s/>used<text:s/>to<text:s/>derive<text:s/>public<text:s/>keys<text:s/>using<text:s/>Bitcoin's<text:s/>specified<text:s/>Elliptic<text:s/>Curve<text:s/>algorithm<text:s/>known<text:s/>as<text:s/>secp256k1.<text:s/>The<text:s/>public<text:s/>keys<text:s/>are<text:s/>then<text:s/>hashed<text:s/>and<text:s/>encoded<text:s/>in<text:s/>a<text:s/>special<text:s/>format<text:s/>to<text:s/>give<text:s/>the<text:s/>final<text:s/>address<text:s/>you<text:s/>receive<text:s/>coins<text:s/>at.</text:span></text:p>
      <text:p text:style-name="P18"><text:span text:style-name="T18_1">So<text:s/>let's<text:s/>say<text:s/>you<text:s/>receive<text:s/>0.5<text:s/>BTC<text:s/>at<text:s/>your<text:s/>wallet<text:s/>address.<text:s/>You<text:s/>would<text:s/>now<text:s/>like<text:s/>to<text:s/>send<text:s/>that<text:s/>0.5<text:s/>BTC<text:s/>off<text:s/>to<text:s/>your<text:s/>friend<text:s/>as<text:s/>a<text:s/>gift,<text:s/>how<text:s/>generous!<text:s/>Your<text:s/>wallet<text:s/>constructs<text:s/>a<text:s/></text:span><text:span text:style-name="T18_2">transaction</text:span><text:span text:style-name="T18_3"><text:s/>that<text:s/>specifies<text:s/>her<text:s/>address<text:s/>as<text:s/>the<text:s/>receiver.<text:s/>Your<text:s/>wallet<text:s/>then<text:s/>provides<text:s/>a<text:s/></text:span><text:span text:style-name="T18_4">digital<text:s/>signature</text:span><text:span text:style-name="T18_5"><text:s/>for<text:s/>that<text:s/>transaction<text:s/>using<text:s/>your<text:s/>private<text:s/>key,<text:s/>and<text:s/>includes<text:s/>your<text:s/>address<text:s/>public<text:s/>key<text:s/>in<text:s/>the<text:s/>transaction<text:s/>data.<text:s/>So<text:s/>we<text:s/>have<text:s/>now<text:s/>given<text:s/>the<text:s/>Bitcoin<text:s/>network<text:s/>a<text:s/></text:span><text:span text:style-name="T18_6">message,<text:s/>public<text:s/>key,<text:s/>and<text:s/>digital<text:s/>signature.<text:s/></text:span><text:span text:style-name="T18_7">We<text:s/>have<text:s/>proven<text:s/>to<text:s/>the<text:s/>network<text:s/>we<text:s/>are<text:s/>the<text:s/>rightful<text:s/>owner<text:s/>of<text:s/>the<text:s/>0.5<text:s/>BTC<text:s/>we<text:s/>are<text:s/>trying<text:s/>to<text:s/>send!</text:span></text:p>
      <text:h text:style-name="P19" text:outline-level="3"><text:span text:style-name="T19_1">Why<text:s/>Elliptic<text:s/>Curves?</text:span></text:h>
      <text:p text:style-name="P20"><text:span text:style-name="T20_1">Elliptic<text:s/>curves<text:s/>are<text:s/>not<text:s/>the<text:s/>only<text:s/>type<text:s/>of<text:s/>public<text:s/>key<text:s/>cryptography.<text:s/>One<text:s/>of<text:s/>the<text:s/>most<text:s/>well<text:s/>known<text:s/>alternatives<text:s/>is<text:s/>called<text:s/></text:span><text:span text:style-name="T20_2">RSA</text:span><text:span text:style-name="T20_3">,<text:s/>and<text:s/>it<text:s/>is<text:s/>also<text:s/>widely<text:s/>used.<text:s/>However,<text:s/>there<text:s/>are<text:s/>certain<text:s/>advantages<text:s/>to<text:s/>elliptic<text:s/>curves<text:s/>that<text:s/>make<text:s/>them<text:s/>very<text:s/>well<text:s/>suited<text:s/>to<text:s/>systems<text:s/>like<text:s/>Bitcoin.</text:span></text:p>
      <text:p text:style-name="P21"><text:span text:style-name="T21_1">The<text:s/>primary<text:s/>reason<text:s/>is<text:s/>that<text:s/>elliptic<text:s/>curves<text:s/>require<text:s/>far<text:s/>smaller<text:s/>keys<text:s/>for<text:s/>the<text:s/>same<text:s/>level<text:s/>of<text:s/>security<text:s/>as<text:s/>RSA.<text:s/>To<text:s/>achieve<text:s/>an<text:s/>equivalent<text:s/>level<text:s/>of<text:s/>security,<text:s/>an<text:s/>RSA<text:s/>key<text:s/>of<text:s/>3072<text:s/>bits<text:s/>would<text:s/>only<text:s/>require<text:s/>an<text:s/>EC<text:s/>key<text:s/>of<text:s/>256<text:s/>bits.<text:s/>This<text:s/>may<text:s/>not<text:s/>seem<text:s/>like<text:s/>much,<text:s/>but<text:s/>it<text:s/>is<text:s/>within<text:s/>the<text:s/>context<text:s/>of<text:s/>cryptocurrencies.<text:s/></text:span><text:span text:style-name="T21_2">Every<text:s/>single<text:s/>transaction</text:span><text:span text:style-name="T21_3"><text:s/>is<text:s/>added<text:s/>to<text:s/>the<text:s/>blockchain,<text:s/>and<text:s/></text:span><text:span text:style-name="T21_4">every<text:s/>single<text:s/>transaction</text:span><text:span text:style-name="T21_5"><text:s/>requires<text:s/>one<text:s/>or<text:s/>more<text:s/>digital<text:s/>signatures.<text:s/>The<text:s/>2816<text:s/>bit<text:s/>savings<text:s/>adds<text:s/>up<text:s/>tremendously<text:s/>over<text:s/>time.</text:span></text:p>
      <text:h text:style-name="P22" text:outline-level="3"><text:span text:style-name="T22_1">The<text:s/>Security<text:s/>of<text:s/>Elliptic<text:s/>Curve<text:s/>Cryptography</text:span></text:h>
      <text:p text:style-name="P23"><text:span text:style-name="T23_1">This<text:s/>is<text:s/>a<text:s/>much<text:s/>more<text:s/>secure<text:s/>way<text:s/>of<text:s/>spending<text:s/>money<text:s/>than<text:s/>legacy<text:s/>systems<text:s/>such<text:s/>as<text:s/>credit<text:s/>cards!<text:s/>When<text:s/>you<text:s/>use<text:s/>a<text:s/>credit<text:s/>card,<text:s/>you<text:s/>give<text:s/>each<text:s/>and<text:s/>every<text:s/>merchant<text:s/>you<text:s/>are<text:s/>doing<text:s/>business<text:s/>with<text:s/>private<text:s/>information<text:s/>(your<text:s/>credit<text:s/>card<text:s/>number)<text:s/>that<text:s/>can<text:s/>be<text:s/>used<text:s/>to<text:s/>draw<text:s/>from<text:s/>your<text:s/>account.<text:s/>You<text:s/>have<text:s/>to<text:s/>trust<text:s/>that<text:s/>the<text:s/>merchant<text:s/>won't<text:s/>steal<text:s/>more<text:s/>from<text:s/>you<text:s/>than<text:s/>you<text:s/>authorized,<text:s/>and<text:s/>trust<text:s/>that<text:s/>they<text:s/>will<text:s/>not<text:s/>leak<text:s/>your<text:s/>credit<text:s/>card<text:s/>information<text:s/>to<text:s/>hackers.<text:s/>And<text:s/>guess<text:s/>what,<text:s/>they<text:s/>often<text:s/>do.<text:s/></text:span></text:p>
      <text:p text:style-name="P24"><text:span text:style-name="T24_1">In<text:s/>contrast,<text:s/>you<text:s/>never<text:s/>have<text:s/>to<text:s/>reveal<text:s/>any<text:s/>secret<text:s/>information<text:s/>to<text:s/>conduct<text:s/>business<text:s/>via<text:s/>Bitcoin.<text:s/>The<text:s/>receiver<text:s/>gives<text:s/>you<text:s/>their<text:s/>public<text:s/>address,<text:s/>and<text:s/>you<text:s/>simply<text:s/>provide<text:s/>a<text:s/>digital<text:s/>signature<text:s/>and<text:s/>public<text:s/>key<text:s/>from<text:s/></text:span><text:span text:style-name="T24_2">your</text:span><text:span text:style-name="T24_3"><text:s/>address<text:s/>to<text:s/>prove<text:s/>you<text:s/>can<text:s/>spend<text:s/>the<text:s/>funds<text:s/>in<text:s/>your<text:s/>"account".<text:s/></text:span><text:span text:style-name="T24_4">Secret<text:s/>information<text:s/>is<text:s/>never,<text:s/>ever<text:s/>shared</text:span><text:span text:style-name="T24_5"><text:s/>in<text:s/>a<text:s/>Bitcoin<text:s/>transaction.</text:span></text:p>
      <text:p text:style-name="P25"><text:span text:style-name="T25_1">There<text:s/>are<text:s/>known<text:s/>vulnerabilities<text:s/>in<text:s/>this<text:s/>system,<text:s/>however.<text:s/>It's<text:s/>not<text:s/>perfect.<text:s/>When<text:s/>constructing<text:s/>an<text:s/>elliptic<text:s/>curve<text:s/>digital<text:s/>signature,<text:s/>one<text:s/>must<text:s/>use<text:s/>a<text:s/>secret<text:s/>and<text:s/></text:span><text:span text:style-name="T25_2">truly<text:s/>random</text:span><text:span text:style-name="T25_3"><text:s/>value<text:s/>called<text:s/>a<text:s/></text:span><text:span text:style-name="T25_4">k<text:s/>value.</text:span><text:span text:style-name="T25_5"><text:s/>This<text:s/>number<text:s/>must<text:s/>be<text:s/>generated<text:s/>using<text:s/>a<text:s/>cryptographically<text:s/>secure<text:s/>random<text:s/>number<text:s/>generator<text:s/>(just<text:s/>like<text:s/>a<text:s/>private<text:s/>key),<text:s/>and<text:s/>can<text:s/>never<text:s/>be<text:s/>reused.<text:s/>Some<text:s/>poorly<text:s/>implemented<text:s/>Bitcoin<text:s/>wallets<text:s/>have<text:s/>accidentally<text:s/>reused<text:s/>k<text:s/>values<text:s/>for<text:s/>digital<text:s/>signatures,<text:s/>and<text:s/>thus<text:s/>leaked<text:s/>the<text:s/>user's<text:s/>private<text:s/>keys<text:s/>to<text:s/>attackers.<text:s/>I<text:s/>have<text:s/>a<text:s/>code<text:s/>project<text:s/>demonstrating<text:s/>this<text:s/>vulnerability<text:s/>called<text:s/></text:span><text:span text:style-name="T25_6"><text:a xlink:type="simple" xlink:href="https://github.com/chaintuts/notokreuse"><text:span text:style-name="T25_7">NotOkReuse</text:span></text:a></text:span><text:span text:style-name="T25_8"><text:s/>written<text:s/>in<text:s/>Rust,<text:s/>if<text:s/>you<text:s/>are<text:s/>curious<text:s/>about<text:s/>this<text:s/>topic.</text:span></text:p>
      <text:h text:style-name="P26" text:outline-level="2"><text:span text:style-name="T26_1">Elliptic<text:s/>Curves<text:s/>-<text:s/>Security<text:s/>without<text:s/>Shared<text:s/>Secrets</text:span></text:h>
      <text:p text:style-name="P27"><text:span text:style-name="T27_1">Elliptic<text:s/>curve<text:s/>cryptography<text:s/>is<text:s/>a<text:s/>critical<text:s/>part<text:s/>of<text:s/>the<text:s/>Bitcoin<text:s/>system,<text:s/>as<text:s/>it<text:s/>provides<text:s/>the<text:s/>means<text:s/>for<text:s/>securing<text:s/>transactions<text:s/>without<text:s/>trust.<text:s/>Instead,<text:s/>we<text:s/>rely<text:s/>on<text:s/>the<text:s/>provable<text:s/>mathematics<text:s/>of<text:s/>elliptic<text:s/>curves<text:s/>and<text:s/>public<text:s/>key<text:s/>cryptography<text:s/>to<text:s/>secure<text:s/>transactions.<text:s/>By<text:s/>using<text:s/>these<text:s/>mathematical<text:s/>methods<text:s/>instead<text:s/>of<text:s/>trusted<text:s/>institutions,<text:s/>users<text:s/>can<text:s/>participate<text:s/>in<text:s/>a<text:s/>truly<text:s/>decentralized<text:s/>and<text:s/>peer-to-peer<text:s/>protocol<text:s/>for<text:s/>money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itcoin Cryptography - Elliptic Curve Digital Signature Algorithm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